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07027c" officeooo:paragraph-rsid="0007027c" fo:background-color="#50938a"/>
    </style:style>
    <style:style style:name="P2" style:family="paragraph" style:parent-style-name="Heading_20_2">
      <style:paragraph-properties style:writing-mode="lr-tb"/>
    </style:style>
    <style:style style:name="P3" style:family="paragraph" style:parent-style-name="Heading_20_2">
      <style:paragraph-properties fo:text-align="center" style:justify-single-word="false" style:writing-mode="lr-tb"/>
    </style:style>
    <style:style style:name="P4" style:family="paragraph" style:parent-style-name="Standard">
      <style:text-properties fo:color="#3465a4" loext:opacity="100%" officeooo:rsid="0007027c" officeooo:paragraph-rsid="0007027c" fo:background-color="transparent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background-color="transparent"/>
    </style:style>
    <style:style style:name="P7" style:family="paragraph" style:parent-style-name="Text_20_body">
      <style:paragraph-properties style:writing-mode="lr-tb"/>
      <style:text-properties fo:color="#3465a4" loext:opacity="100%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h text:style-name="P3" text:outline-level="2">TP2 Inventaires et commandes ad-hoc</text:h>
      <text:p text:style-name="P5"/>
      <text:p text:style-name="P6">2) Est-il possible de déclarer dans un groupe ansible à la fois des machines et des groupes ?</text:p>
      <text:p text:style-name="P7">Oui, il est tout à fait possible de déclarer à la fois des machines et des groupes dans un groupe Ansible. </text:p>
      <text:p text:style-name="P6"/>
      <text:p text:style-name="P6">3) Les clients ansible doivent-ils obligatoirement faire partie d’un groupe ?</text:p>
      <text:p text:style-name="P4">Non, pas du to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27c" officeooo:paragraph-rsid="0007027c" fo:background-color="#5093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rlive MISSILOU</text:p>
        <text:p text:style-name="MP1">BUT3 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10:35.729473069</meta:creation-date>
    <dc:date>2024-02-23T14:16:27.198148612</dc:date>
    <meta:editing-duration>PT5M52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7" meta:word-count="63" meta:character-count="351" meta:non-whitespace-character-count="294"/>
  </office:meta>
</office:document-meta>
</file>